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38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9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5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21903c" style:font-weight-asian="normal" style:font-weight-complex="normal"/>
    </style:style>
    <style:style style:name="T73" style:family="text">
      <style:text-properties officeooo:rsid="00763e48"/>
    </style:style>
    <style:style style:name="T74" style:family="text">
      <style:text-properties officeooo:rsid="0078f30c"/>
    </style:style>
    <style:style style:name="T75" style:family="text">
      <style:text-properties officeooo:rsid="007996a9"/>
    </style:style>
    <style:style style:name="T76" style:family="text">
      <style:text-properties officeooo:rsid="007cb152"/>
    </style:style>
    <style:style style:name="T77" style:family="text">
      <style:text-properties officeooo:rsid="007d7782"/>
    </style:style>
    <style:style style:name="T78" style:family="text">
      <style:text-properties officeooo:rsid="007deec4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847c21" style:font-weight-asian="normal" style:font-weight-complex="normal"/>
    </style:style>
    <style:style style:name="T81" style:family="text">
      <style:text-properties fo:font-weight="normal" officeooo:rsid="00879646" style:font-weight-asian="normal" style:font-weight-complex="normal"/>
    </style:style>
    <style:style style:name="T82" style:family="text">
      <style:text-properties fo:font-weight="normal" officeooo:rsid="00895de4" style:font-weight-asian="normal" style:font-weight-complex="normal"/>
    </style:style>
    <style:style style:name="T83" style:family="text">
      <style:text-properties fo:font-weight="normal" officeooo:rsid="008b0675" style:font-weight-asian="normal" style:font-weight-complex="normal"/>
    </style:style>
    <style:style style:name="T84" style:family="text">
      <style:text-properties fo:font-weight="normal" officeooo:rsid="008bdaaa" style:font-weight-asian="normal" style:font-weight-complex="normal"/>
    </style:style>
    <style:style style:name="T85" style:family="text">
      <style:text-properties fo:font-weight="normal" officeooo:rsid="00847c21" fo:background-color="#eeeeee" style:font-weight-asian="normal" style:font-weight-complex="normal"/>
    </style:style>
    <style:style style:name="T86" style:family="text">
      <style:text-properties fo:font-weight="normal" officeooo:rsid="00895de4" fo:background-color="#eeeeee" style:font-weight-asian="normal" style:font-weight-complex="normal"/>
    </style:style>
    <style:style style:name="T87" style:family="text">
      <style:text-properties fo:font-weight="normal" officeooo:rsid="00e9e4e6" fo:background-color="transparent" style:font-weight-asian="normal" style:font-weight-complex="normal"/>
    </style:style>
    <style:style style:name="T88" style:family="text">
      <style:text-properties fo:font-weight="normal" officeooo:rsid="00eb9eef" fo:background-color="transparent" style:font-weight-asian="normal" style:font-weight-complex="normal"/>
    </style:style>
    <style:style style:name="T89" style:family="text">
      <style:text-properties officeooo:rsid="0080719a"/>
    </style:style>
    <style:style style:name="T90" style:family="text">
      <style:text-properties style:font-name="Tinos1" officeooo:rsid="001dcc43"/>
    </style:style>
    <style:style style:name="T91" style:family="text">
      <style:text-properties style:font-name="Tinos1" fo:font-weight="bold" officeooo:rsid="001dcc43" style:font-weight-asian="bold" style:font-weight-complex="bold"/>
    </style:style>
    <style:style style:name="T92" style:family="text">
      <style:text-properties style:font-name="Tinos1" fo:font-weight="bold" officeooo:rsid="0109d8bf" fo:background-color="#eeeeee" style:font-weight-asian="bold" style:font-weight-complex="bold"/>
    </style:style>
    <style:style style:name="T93" style:family="text">
      <style:text-properties style:font-name="Tinos1" officeooo:rsid="001dcc43" fo:background-color="#eeeeee"/>
    </style:style>
    <style:style style:name="T94" style:family="text">
      <style:text-properties style:font-name="Tinos1" officeooo:rsid="0109d8bf"/>
    </style:style>
    <style:style style:name="T95" style:family="text">
      <style:text-properties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7" style:family="text">
      <style:text-properties fo:background-color="#eeeeee"/>
    </style:style>
    <style:style style:name="T98" style:family="text">
      <style:text-properties officeooo:rsid="006b6da6" fo:background-color="#eeeeee"/>
    </style:style>
    <style:style style:name="T99" style:family="text">
      <style:text-properties officeooo:rsid="00763e48" fo:background-color="#eeeeee"/>
    </style:style>
    <style:style style:name="T100" style:family="text">
      <style:text-properties officeooo:rsid="007d7782" fo:background-color="#eeeeee"/>
    </style:style>
    <style:style style:name="T101" style:family="text">
      <style:text-properties officeooo:rsid="0078f30c" fo:background-color="#eeeeee"/>
    </style:style>
    <style:style style:name="T102" style:family="text">
      <style:text-properties officeooo:rsid="007cb152" fo:background-color="#eeeeee"/>
    </style:style>
    <style:style style:name="T103" style:family="text">
      <style:text-properties officeooo:rsid="006478a5" fo:background-color="#eeeeee"/>
    </style:style>
    <style:style style:name="T104" style:family="text">
      <style:text-properties officeooo:rsid="0080719a" fo:background-color="#eeeeee"/>
    </style:style>
    <style:style style:name="T105" style:family="text">
      <style:text-properties officeooo:rsid="005788f8" fo:background-color="#eeeeee"/>
    </style:style>
    <style:style style:name="T106" style:family="text">
      <style:text-properties officeooo:rsid="00e72901"/>
    </style:style>
    <style:style style:name="T107" style:family="text">
      <style:text-properties officeooo:rsid="00f28b89"/>
    </style:style>
    <style:style style:name="T108" style:family="text">
      <style:text-properties officeooo:rsid="00f37621"/>
    </style:style>
    <style:style style:name="T109" style:family="text">
      <style:text-properties officeooo:rsid="010072c0"/>
    </style:style>
    <style:style style:name="T110" style:family="text">
      <style:text-properties officeooo:rsid="01032dab"/>
    </style:style>
    <style:style style:name="T111" style:family="text">
      <style:text-properties officeooo:rsid="01049c22"/>
    </style:style>
    <style:style style:name="T112" style:family="text">
      <style:text-properties officeooo:rsid="01095cf1"/>
    </style:style>
    <style:style style:name="T113" style:family="text">
      <style:text-properties fo:background-color="transparent"/>
    </style:style>
    <style:style style:name="T114" style:family="text">
      <style:text-properties officeooo:rsid="00e0dc5d" fo:background-color="transparent"/>
    </style:style>
    <style:style style:name="T115" style:family="text">
      <style:text-properties officeooo:rsid="006b6da6" fo:background-color="transparent"/>
    </style:style>
    <style:style style:name="T116" style:family="text">
      <style:text-properties officeooo:rsid="012ad429" fo:background-color="transparent"/>
    </style:style>
    <style:style style:name="T117" style:family="text">
      <style:text-properties officeooo:rsid="012cac1c" fo:background-color="transparent"/>
    </style:style>
    <style:style style:name="T118" style:family="text">
      <style:text-properties fo:font-size="14pt" fo:font-weight="bold" style:font-size-asian="14pt" style:font-weight-asian="bold" style:font-size-complex="14pt" style:font-weight-complex="bold"/>
    </style:style>
    <style:style style:name="T119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4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5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6" style:family="text">
      <style:text-properties fo:font-size="14pt" style:font-size-asian="14pt" style:font-size-complex="14pt"/>
    </style:style>
    <style:style style:name="T127" style:family="text">
      <style:text-properties fo:font-size="14pt" officeooo:rsid="00671651" style:font-size-asian="14pt" style:font-size-complex="14pt"/>
    </style:style>
    <style:style style:name="T128" style:family="text">
      <style:text-properties fo:font-size="14pt" officeooo:rsid="00deb80a" style:font-size-asian="14pt" style:font-size-complex="14pt"/>
    </style:style>
    <style:style style:name="T129" style:family="text">
      <style:text-properties officeooo:rsid="01142659"/>
    </style:style>
    <style:style style:name="T130" style:family="text">
      <style:text-properties officeooo:rsid="011a9efc"/>
    </style:style>
    <style:style style:name="T131" style:family="text">
      <style:text-properties officeooo:rsid="011c3c2f"/>
    </style:style>
    <style:style style:name="T132" style:family="text">
      <style:text-properties officeooo:rsid="0122598c"/>
    </style:style>
    <style:style style:name="T133" style:family="text">
      <style:text-properties officeooo:rsid="0123b6f3"/>
    </style:style>
    <style:style style:name="T134" style:family="text">
      <style:text-properties officeooo:rsid="0134b18f"/>
    </style:style>
    <style:style style:name="T135" style:family="text">
      <style:text-properties officeooo:rsid="011c4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ndrew Proshkin <text:span text:style-name="T107">CV</text:span></text:p>
      <text:p text:style-name="P43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7">Skype</text:span> <text:s text:c="20"/><text:span text:style-name="T79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7"> <text:s text:c="15"/>Russia, Penza</text:span></text:p>
      <text:p text:style-name="P21"><text:s text:c="4"/><text:span text:style-name="T41">Education</text:span><text:span text:style-name="T108"> <text:s text:c="12"/>Penza state university, faculty of Computer Science, 1997 – 2002</text:span></text:p>
      <text:p text:style-name="P44">Common skills</text:p>
      <text:p text:style-name="P44"/>
      <text:p text:style-name="P35"><text:s/><text:span text:style-name="T97">Languages that I'm highly experienced in working with: </text:span></text:p>
      <text:p text:style-name="P35"><text:span text:style-name="T71"><text:s text:c="3"/>Java, Scala, Javascript,</text:span><text:span text:style-name="T72">Regex</text:span></text:p>
      <text:p text:style-name="P23"><text:span text:style-name="T15"><text:s/></text:span><text:span text:style-name="T25">Languages that I'm familiar with</text:span><text:span text:style-name="T97">:</text:span> </text:p>
      <text:p text:style-name="P37"><text:s text:c="3"/>Common Lisp, Clojure, Haskell, <text:span text:style-name="T135">Groovy,</text:span> C++, C, Assembler x86</text:p>
      <text:p text:style-name="P32"><text:span text:style-name="T15"><text:s/></text:span><text:span text:style-name="T25">English</text:span><text:span text:style-name="T97">:</text:span> <text:span text:style-name="T90">pre-intermediate </text:span><text:span text:style-name="T91"><text:s/></text:span><text:span text:style-name="T92">German</text:span><text:span text:style-name="T93">:</text:span><text:span text:style-name="T90"> </text:span><text:span text:style-name="T94">beginner</text:span></text:p>
      <text:p text:style-name="P25"><text:span text:style-name="T15"><text:s/></text:span><text:span text:style-name="T25">Methodologies</text:span><text:span text:style-name="T97">:</text:span> OOP, <text:span text:style-name="T131">f</text:span>unctional programming, generative programming, <text:span text:style-name="T11">continuous integration, </text:span></text:p>
      <text:p text:style-name="P31"><text:s text:c="27"/>lean software development, Scrum, <text:span text:style-name="T133">TDD, GOF, REST, Reactive design patterns</text:span></text:p>
      <text:p text:style-name="P24"><text:span text:style-name="T15"><text:s/></text:span><text:span text:style-name="T25">Math concepts</text:span><text:span text:style-name="T97">:</text:span> graph theory, automata <text:span text:style-name="T1">theory</text:span>, lambda <text:span text:style-name="T10">calculus</text:span></text:p>
      <text:p text:style-name="P36"><text:span text:style-name="T15"><text:s/></text:span><text:span text:style-name="T25">SCM</text:span><text:span text:style-name="T97">:</text:span> Git <text:span text:style-name="T134">(prefer </text:span><text:a xlink:type="simple" xlink:href="http://nvie.com/files/Git-branching-model.pdf"><text:span text:style-name="T134">http://nvie.com/files/Git-branching-model.pdf</text:span></text:a><text:span text:style-name="T134">)</text:span>, Subversion</text:p>
      <text:p text:style-name="P26"><text:span text:style-name="T15"><text:s/></text:span><text:span text:style-name="T25">IDE, Tools</text:span><text:span text:style-name="T97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7">:</text:span> JIRA, Unfuddle, AgileZen, YouTrack</text:p>
      <text:p text:style-name="P28"><text:span text:style-name="T15"><text:s/></text:span><text:span text:style-name="T25">CI</text:span><text:span text:style-name="T97">:</text:span> Hudson, Cruise control</text:p>
      <text:p text:style-name="P29"><text:span text:style-name="T55"><text:s/></text:span><text:span text:style-name="T56">Database</text:span><text:span text:style-name="T97">:</text:span> PostgreSQL, <text:span text:style-name="T130">H2, </text:span>MySQL, Firebird, HSQLDB, <text:span text:style-name="T75">MongoDB, Redis</text:span></text:p>
      <text:p text:style-name="P33"><text:span text:style-name="T16"><text:s/></text:span><text:span text:style-name="T26">OS</text:span><text:span text:style-name="T98">:</text:span><text:span text:style-name="T53"> Linux (OpenSuse, Mint, Ubuntu) </text:span></text:p>
      <text:p text:style-name="P34"><text:span text:style-name="T52"><text:s/></text:span><text:span text:style-name="T46">other</text:span><text:span text:style-name="T98">:</text:span><text:span text:style-name="T115"> </text:span><text:span text:style-name="T117">n</text:span><text:span text:style-name="T116">ginx (load balancing), Tomcat clustering</text:span></text:p>
      <text:p text:style-name="P47"><text:span text:style-name="T119">B</text:span><text:span text:style-name="T118">ackend - Scala stack</text:span><text:span text:style-name="T120"> </text:span><text:span text:style-name="T121">(</text:span><text:span text:style-name="T124">experience </text:span><text:span text:style-name="T125">1,5 year</text:span><text:span text:style-name="T121">)</text:span></text:p>
      <text:p text:style-name="P40"/>
      <text:p text:style-name="P1"><text:span text:style-name="T18"><text:s text:c="4"/></text:span><text:span text:style-name="T27">language level</text:span><text:span text:style-name="T99">:</text:span><text:span text:style-name="T73"> 2.11.x</text:span></text:p>
      <text:p text:style-name="P49"><text:span text:style-name="T20"><text:s text:c="4"/></text:span><text:span text:style-name="T28">language concepts</text:span><text:span text:style-name="T100">:</text:span><text:span text:style-name="T77"> collections, pattern matching, implicits, FP-features (immutable, <text:s/>combinators, <text:s/></text:span></text:p>
      <text:p text:style-name="P50"><text:s text:c="37"/>currying, partial, lambdas, tail recursion), type variance, string interpolators, </text:p>
      <text:p text:style-name="P50"><text:s text:c="37"/>structural types, futures</text:p>
      <text:p text:style-name="P8"><text:span text:style-name="T19"><text:s text:c="4"/></text:span><text:span text:style-name="T29">web</text:span><text:span text:style-name="T101">:</text:span><text:span text:style-name="T74"> </text:span>Playframework <text:span text:style-name="T13">(2.x)</text:span>, Xitrum, <text:span text:style-name="T78">Spray.io, Web-sockets</text:span></text:p>
      <text:p text:style-name="P9"><text:span text:style-name="T19"><text:s text:c="4"/></text:span><text:span text:style-name="T45">search</text:span><text:span text:style-name="T101">:</text:span><text:span text:style-name="T74"> Elastic Search</text:span></text:p>
      <text:p text:style-name="P10"><text:span text:style-name="T19"><text:s text:c="4"/></text:span><text:span text:style-name="T29">database</text:span><text:span text:style-name="T101">:</text:span><text:span text:style-name="T74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2">:</text:span><text:span text:style-name="T76"> Akka, Futures</text:span></text:p>
      <text:p text:style-name="P8"><text:span text:style-name="T23"><text:s text:c="4"/></text:span><text:span text:style-name="T31">testing</text:span><text:span text:style-name="T85">:</text:span><text:span text:style-name="T80"> scalatest, </text:span><text:span text:style-name="T81">scalacheck, spec</text:span></text:p>
      <text:p text:style-name="P8"><text:span text:style-name="T81"><text:s text:c="4"/></text:span><text:span text:style-name="T42">tools</text:span><text:span text:style-name="T86">:</text:span><text:span text:style-name="T82"> SBT (manage dependencies, user-tasks, publishing to repositories), </text:span><text:span text:style-name="T84">S</text:span><text:span text:style-name="T83">cala-REPL</text:span></text:p>
      <text:p text:style-name="P48"><text:span text:style-name="T122">Backend - </text:span><text:span text:style-name="T118">Java stack </text:span><text:span text:style-name="T123">(</text:span><text:span text:style-name="T127">experience 10 years</text:span><text:span text:style-name="T123">)</text:span></text:p>
      <text:p text:style-name="P41"/>
      <text:p text:style-name="P1"><text:span text:style-name="T17"><text:s text:c="4"/></text:span><text:span text:style-name="T32">language level</text:span><text:span text:style-name="T103">:</text:span><text:span text:style-name="T14"> Java 7, 8</text:span></text:p>
      <text:p text:style-name="P1"><text:span text:style-name="T22"><text:s text:c="4"/></text:span><text:span text:style-name="T33">API</text:span><text:span text:style-name="T104">:</text:span><text:span text:style-name="T89"> collections, NIO, concurrency, reflection, dynamic proxy, in-memory compilation, etc</text:span></text:p>
      <text:p text:style-name="P5"><text:span text:style-name="T20"><text:s text:c="4"/></text:span><text:span text:style-name="T28">frameworks, </text:span><text:span text:style-name="T47">libs, specs</text:span><text:span text:style-name="T100">:</text:span><text:span text:style-name="T77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</text:p>
      <text:p text:style-name="P4"><text:span text:style-name="T20"><text:s text:c="4"/></text:span><text:span text:style-name="T44">additional languages</text:span><text:span text:style-name="T100">:</text:span><text:span text:style-name="T77"> XML, JSPX, JSON, YAML</text:span></text:p>
      <text:p text:style-name="P2"><text:span text:style-name="T20"><text:s text:c="4"/></text:span><text:span text:style-name="T43">testing</text:span><text:span text:style-name="T100">:</text:span><text:span text:style-name="T77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0">:</text:span><text:span text:style-name="T77"> JProfiler, Maven3, Ant, Liquibase</text:span></text:p>
      <text:p text:style-name="P2"><text:span text:style-name="T20"><text:s text:c="4"/></text:span><text:span text:style-name="T43">app-servers</text:span><text:span text:style-name="T100">:</text:span><text:span text:style-name="T77"> Tomcat, GlassFish, Jetty</text:span></text:p>
      <text:p text:style-name="P45"><text:soft-page-break/><text:span text:style-name="T96">F</text:span><text:span text:style-name="T95">rontend</text:span></text:p>
      <text:p text:style-name="P46"/>
      <text:p text:style-name="P13"><text:span text:style-name="T24"><text:s text:c="4"/></text:span><text:span text:style-name="T34">languages</text:span><text:span text:style-name="T105">:</text:span><text:span text:style-name="T12"> </text:span>Javascript, HTML5, CSS3, <text:span text:style-name="T129">LESS, CoffeeScript, ClojureScript, ScalaScript</text:span></text:p>
      <text:p text:style-name="P13"><text:span text:style-name="T24"><text:s text:c="4"/></text:span><text:span text:style-name="T34">frameworks</text:span><text:span text:style-name="T105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5">:</text:span><text:span text:style-name="T12"> Grunt, JsLint</text:span></text:p>
      <text:p text:style-name="P64"><text:span text:style-name="T128">Last projects</text:span><text:span text:style-name="T126">:</text:span></text:p>
      <text:p text:style-name="P62"/>
      <text:p text:style-name="P38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7">:</text:span><text:span text:style-name="T50"> </text:span><text:span text:style-name="T88">based on</text:span><text:span text:style-name="T51"> </text:span><text:span text:style-name="T63">Scala stack – akka actors, AI.</text:span></text:p>
      <text:p text:style-name="P56"><text:span text:style-name="T63"><text:s text:c="4"/></text:span><text:span text:style-name="T58">2014, Project 'Leverage expertise'</text:span><text:span text:style-name="T64">: </text:span></text:p>
      <text:p text:style-name="P56"><text:span text:style-name="T64"><text:s text:c="16"/></text:span><text:span text:style-name="T65">based on </text:span><text:span text:style-name="T64">Scala stack – Playframework, Slick, MongoDB</text:span></text:p>
      <text:p text:style-name="P54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5"><text:span text:style-name="T64"><text:s text:c="4"/></text:span><text:span text:style-name="T59">2014, Project 'Remote API for Longman/Lingvo Dictionary, Yandex translator'</text:span><text:span text:style-name="T65">: </text:span></text:p>
      <text:p text:style-name="P58"><text:s text:c="16"/>based on Scala stack – spray JSON, jsoup, net.databinder.dispatch</text:p>
      <text:p text:style-name="P54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3"><text:span text:style-name="T60"><text:s text:c="6"/></text:span><text:span text:style-name="T62">Design and development (back-end and front-end): architecture, core API and modules, database <text:s/></text:span></text:p>
      <text:p text:style-name="P59"><text:s text:c="6"/>model; task planning; testing infrastructure; continuous integration; </text:p>
      <text:p text:style-name="P59"><text:s text:c="6"/><text:span text:style-name="T109">Java stack: Springframework (MVC, security, IOC, transactions, etc), Hibernate, Hibernate search</text:span></text:p>
      <text:p text:style-name="P59"><text:s text:c="6"/><text:span text:style-name="T109">Frontend: jQuery, Bootstrap, Prototype, GWT</text:span></text:p>
      <text:p text:style-name="P57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7"><text:span text:style-name="T60"><text:s text:c="6"/></text:span><text:span text:style-name="T62">Pig race game front-end based on isometric engine</text:span></text:p>
      <text:p text:style-name="P57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6">worked in team</text:span></text:p>
      <text:p text:style-name="P16"><text:s text:c="6"/><text:span text:style-name="T110">Java stack: Springframework (MVC, WebFlow, Security), Hibernate</text:span></text:p>
      <text:p text:style-name="P16"><text:s text:c="6"/><text:span text:style-name="T110">In addition: Tomcat clustering</text:span></text:p>
      <text:p text:style-name="P16"><text:span text:style-name="T106"><text:s text:c="4"/></text:span><text:span text:style-name="T37">2008, HeadHunter:Penza, Project </text:span><text:a xlink:type="simple" xlink:href="http://career.ru/"><text:span text:style-name="T37">http://career.ru</text:span></text:a><text:span text:style-name="T106"> - worked in team</text:span></text:p>
      <text:p text:style-name="P16"><text:s text:c="6"/><text:span text:style-name="T111">Java stack: Liferay portal</text:span></text:p>
      <text:p text:style-name="P16"/>
      <text:p text:style-name="P42">About</text:p>
      <text:p text:style-name="P42"/>
      <text:p text:style-name="P15"><text:span text:style-name="T15"><text:s text:c="4"/></text:span><text:span text:style-name="T25">I can</text:span><text:span text:style-name="T97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1"><text:span text:style-name="T15"><text:s text:c="4"/></text:span><text:span text:style-name="T25">The principles that I prefer to follow in programming</text:span><text:span text:style-name="T97">:</text:span> <text:span text:style-name="T3"><text:s text:c="4"/></text:span></text:p>
      <text:p text:style-name="P52"><text:s text:c="8"/>- nothing is impossible</text:p>
      <text:p text:style-name="P52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7">:</text:span> </text:p>
      <text:p text:style-name="P12"><text:s text:c="8"/><text:span text:style-name="T132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0"><text:s text:c="5"/>Scala design patterns. John Hunt. <text:s/>Springer International <text:s text:c="2"/>Publishing Switzerland 2013.</text:p>
      <text:p text:style-name="P30"/>
      <text:p text:style-name="P65"><text:span text:style-name="T112">Additional information</text:span>:</text:p>
      <text:p text:style-name="P63"/>
      <text:p text:style-name="P60"><text:span text:style-name="T114">S</text:span><text:span text:style-name="T113">alary expectation: from 2000 USD</text:span></text:p>
      <text:p text:style-name="P61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5T14:37:08.298783819</dc:date>
    <meta:editing-duration>PT3H34M37S</meta:editing-duration>
    <meta:editing-cycles>297</meta:editing-cycles>
    <meta:document-statistic meta:table-count="0" meta:image-count="0" meta:object-count="0" meta:page-count="2" meta:paragraph-count="84" meta:word-count="562" meta:character-count="4995" meta:non-whitespace-character-count="3935"/>
  </office:meta>
</office:document-meta>
</file>